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985cm" fo:min-width="4.351cm" fo:padding-top="0.165cm" fo:padding-bottom="0.165cm" fo:padding-left="0.29cm" fo:padding-right="0.2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 style:list-style-name="L1">
      <style:graphic-properties svg:stroke-color="#000000" draw:fill="solid" draw:fill-color="#ffffff" draw:opacity="99%" draw:textarea-horizontal-align="justify" draw:textarea-vertical-align="middle" draw:auto-grow-height="false" fo:min-height="1.483cm" fo:min-width="1.701cm"/>
    </style:style>
    <style:style style:name="gr4" style:family="graphic" style:parent-style-name="standard">
      <style:graphic-properties svg:stroke-color="#000000" draw:fill="none" draw:opacity="99%" draw:textarea-horizontal-align="justify" draw:textarea-vertical-align="middle" draw:auto-grow-height="false" fo:min-height="0.271cm" fo:min-width="0.829cm"/>
    </style:style>
    <style:style style:name="gr5" style:family="graphic" style:parent-style-name="standard">
      <style:graphic-properties svg:stroke-color="#000000" draw:fill="none" draw:opacity="99%" draw:textarea-horizontal-align="justify" draw:textarea-vertical-align="middle" draw:auto-grow-height="false" fo:min-height="0.219cm" fo:min-width="1.216cm"/>
    </style:style>
    <style:style style:name="gr6" style:family="graphic" style:parent-style-name="objectwithoutfill">
      <style:graphic-properties draw:marker-end="Arrow" draw:marker-end-width="0.3cm" draw:fill="none" draw:opacity="99%" draw:textarea-vertical-align="middle"/>
    </style:style>
    <style:style style:name="gr7" style:family="graphic" style:parent-style-name="standard">
      <style:graphic-properties svg:stroke-color="#000000" draw:fill="none" draw:opacity="99%" draw:textarea-horizontal-align="justify" draw:textarea-vertical-align="middle" draw:auto-grow-height="false" fo:min-height="3.15cm" fo:min-width="6.801cm"/>
    </style:style>
    <style:style style:name="gr8" style:family="graphic" style:parent-style-name="standard" style:list-style-name="L1">
      <style:graphic-properties svg:stroke-color="#000000" draw:fill="solid" draw:fill-color="#ffffff" draw:opacity="99%" draw:textarea-horizontal-align="justify" draw:textarea-vertical-align="middle" draw:auto-grow-height="false" fo:min-height="1.483cm" fo:min-width="1.701cm"/>
    </style:style>
    <style:style style:name="gr9" style:family="graphic" style:parent-style-name="standard">
      <style:graphic-properties svg:stroke-color="#000000" draw:fill="none" draw:opacity="99%" draw:textarea-horizontal-align="justify" draw:textarea-vertical-align="middle" draw:auto-grow-height="false" fo:min-height="0.271cm" fo:min-width="0.859cm"/>
    </style:style>
    <style:style style:name="gr10" style:family="graphic" style:parent-style-name="standard" style:list-style-name="L1">
      <style:graphic-properties svg:stroke-color="#000000" draw:fill="solid" draw:fill-color="#ffffff" draw:opacity="99%" draw:textarea-horizontal-align="justify" draw:textarea-vertical-align="middle" draw:auto-grow-height="false" fo:min-height="1.483cm" fo:min-width="1.701cm"/>
    </style:style>
    <style:style style:name="gr11" style:family="graphic" style:parent-style-name="standard" style:list-style-name="L1">
      <style:graphic-properties svg:stroke-color="#000000" draw:fill="solid" draw:fill-color="#ffffff" draw:opacity="99%" draw:textarea-horizontal-align="justify" draw:textarea-vertical-align="middle" draw:auto-grow-height="false" fo:min-height="1.483cm" fo:min-width="1.701cm"/>
    </style:style>
    <style:style style:name="gr12" style:family="graphic" style:parent-style-name="standard" style:list-style-name="L1">
      <style:graphic-properties svg:stroke-color="#000000" draw:fill="solid" draw:fill-color="#ffffff" draw:opacity="99%" draw:textarea-horizontal-align="justify" draw:textarea-vertical-align="middle" draw:auto-grow-height="false" fo:min-height="1.483cm" fo:min-width="1.701cm"/>
    </style:style>
    <style:style style:name="gr13" style:family="graphic" style:parent-style-name="standard" style:list-style-name="L1">
      <style:graphic-properties svg:stroke-color="#000000" draw:fill="solid" draw:fill-color="#ffffff" draw:opacity="99%" draw:textarea-horizontal-align="justify" draw:textarea-vertical-align="middle" draw:auto-grow-height="false" fo:min-height="1.483cm" fo:min-width="1.701cm"/>
    </style:style>
    <style:style style:name="gr14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0.985cm" fo:min-width="2.699cm" fo:padding-top="0.165cm" fo:padding-bottom="0.165cm" fo:padding-left="0.29cm" fo:padding-right="0.29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246cm" fo:min-width="0.774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65cm" fo:min-width="1.582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1.863cm" fo:min-width="3.7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238cm" fo:min-width="0.914cm"/>
    </style:style>
    <style:style style:name="gr19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779cm" fo:min-width="1.142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985cm" fo:min-width="6.4cm"/>
    </style:style>
    <style:style style:name="gr21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729cm" fo:min-width="1.14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4.704cm"/>
        </style:tab-stops>
      </style:paragraph-properties>
    </style:style>
    <style:style style:name="P5" style:family="paragraph">
      <loext:graphic-properties draw:fill="solid" draw:fill-color="#ffffff" draw:opacity="99%"/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4.704cm"/>
        </style:tab-stops>
      </style:paragraph-properties>
      <style:text-properties fo:font-size="12pt" style:font-size-asian="8pt" style:font-size-complex="8pt"/>
    </style:style>
    <style:style style:name="P6" style:family="paragraph">
      <loext:graphic-properties draw:fill="none" draw:opacity="99%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="none" draw:opacity="99%"/>
      <style:paragraph-properties fo:text-align="center"/>
    </style:style>
    <style:style style:name="P8" style:family="paragraph">
      <loext:graphic-properties draw:fill="none" draw:opacity="99%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font-name="Calibri" fo:font-size="12pt" fo:language="en" fo:country="US" fo:font-weight="normal" style:font-name-asian="SimSun" style:font-size-asian="8pt" style:font-weight-asian="normal" style:font-name-complex="Calibri" style:font-size-complex="8pt" style:language-complex="ar" style:country-complex="SA" style:font-weight-complex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851cm" svg:height="1.235cm" svg:x="2.273cm" svg:y="6.677cm">
          <text:p text:style-name="P1"><text:span text:style-name="T1">Space/</text:span><text:span text:style-name="T2">FlowStorage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4.698cm" svg:y1="4.4cm" svg:x2="4.698cm" svg:y2="6.677cm" draw:start-shape="id1" draw:start-glue-point="2" draw:end-shape="id2" draw:end-glue-point="0" svg:d="M4698 4400v2277" svg:viewBox="0 0 1 2278">
          <text:p/>
        </draw:connector>
        <draw:g xml:id="id1" draw:id="id1">
          <draw:custom-shape draw:style-name="gr3" draw:text-style-name="P5" xml:id="id4" draw:id="id4" draw:layer="layout" svg:width="2.201cm" svg:height="1.733cm" svg:x="1.248cm" svg:y="1.167cm">
            <text:p text:style-name="P4"><text:span text:style-name="T3">Tan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xml:id="id3" draw:id="id3" draw:layer="layout" svg:width="1.879cm" svg:height="0.735cm" svg:x="1.37cm" svg:y="3.597cm">
            <text:p text:style-name="P1"><text:span text:style-name="T4">Object Typ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xml:id="id7" draw:id="id7" draw:layer="layout" svg:width="2.426cm" svg:height="0.661cm" svg:x="5.849cm" svg:y="3.634cm">
            <text:p text:style-name="P1"><text:span text:style-name="T4">Predefined Typ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7" draw:layer="layout" draw:type="line" svg:x1="2.31cm" svg:y1="3.597cm" svg:x2="2.348cm" svg:y2="2.9cm" draw:start-shape="id3" draw:start-glue-point="4" draw:end-shape="id4" draw:end-glue-point="2" svg:d="M2310 3597l38-697" svg:viewBox="0 0 39 698">
            <text:p/>
          </draw:connector>
          <draw:connector draw:style-name="gr6" draw:text-style-name="P7" draw:layer="layout" draw:type="line" svg:x1="4.699cm" svg:y1="3.597cm" svg:x2="4.698cm" svg:y2="2.9cm" draw:start-shape="id5" draw:start-glue-point="4" draw:end-shape="id6" draw:end-glue-point="2" svg:d="M4699 3597l-1-697" svg:viewBox="0 0 2 698">
            <text:p/>
          </draw:connector>
          <draw:connector draw:style-name="gr6" draw:text-style-name="P7" draw:layer="layout" draw:type="line" svg:x1="7.062cm" svg:y1="3.634cm" svg:x2="7.062cm" svg:y2="2.9cm" draw:start-shape="id7" draw:start-glue-point="4" draw:end-shape="id8" draw:end-glue-point="2" svg:d="M7062 3634v-734" svg:viewBox="0 0 1 735">
            <text:p/>
          </draw:connector>
          <draw:custom-shape draw:style-name="gr7" draw:text-style-name="P8" draw:layer="layout" svg:width="7.301cm" svg:height="3.4cm" svg:x="1.04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xml:id="id8" draw:id="id8" draw:layer="layout" svg:width="2.201cm" svg:height="1.733cm" svg:x="5.962cm" svg:y="1.167cm">
            <text:p text:style-name="P4"><text:span text:style-name="T3">??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xml:id="id5" draw:id="id5" draw:layer="layout" svg:width="1.921cm" svg:height="0.735cm" svg:x="3.738cm" svg:y="3.597cm">
            <text:p text:style-name="P1"><text:span text:style-name="T4">Classification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xml:id="id6" draw:id="id6" draw:layer="layout" svg:width="2.201cm" svg:height="1.733cm" svg:x="3.598cm" svg:y="1.167cm">
            <text:p text:style-name="P4"><text:span text:style-name="T3">???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5" draw:id="id15">
          <draw:custom-shape draw:style-name="gr11" draw:text-style-name="P5" xml:id="id10" draw:id="id10" draw:layer="layout" svg:width="2.201cm" svg:height="1.733cm" svg:x="14.108cm" svg:y="1.167cm">
            <text:p text:style-name="P4"><text:span text:style-name="T3">Water</text:span></text:p>
            <text:p text:style-name="P4"><text:span text:style-name="T3">Tank </text:span></text:p>
            <text:p text:style-name="P4"><text:span text:style-name="T3">Co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xml:id="id9" draw:id="id9" draw:layer="layout" svg:width="1.879cm" svg:height="0.735cm" svg:x="14.23cm" svg:y="3.597cm">
            <text:p text:style-name="P1"><text:span text:style-name="T4">Object Typ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xml:id="id13" draw:id="id13" draw:layer="layout" svg:width="2.426cm" svg:height="0.661cm" svg:x="18.709cm" svg:y="3.634cm">
            <text:p text:style-name="P1"><text:span text:style-name="T4">Predefined Typ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7" draw:layer="layout" draw:type="line" svg:x1="15.17cm" svg:y1="3.597cm" svg:x2="15.208cm" svg:y2="2.9cm" draw:start-shape="id9" draw:start-glue-point="4" draw:end-shape="id10" draw:end-glue-point="2" svg:d="M15170 3597l38-697" svg:viewBox="0 0 39 698">
            <text:p/>
          </draw:connector>
          <draw:connector draw:style-name="gr6" draw:text-style-name="P7" draw:layer="layout" draw:type="line" svg:x1="17.559cm" svg:y1="3.597cm" svg:x2="17.558cm" svg:y2="2.9cm" draw:start-shape="id11" draw:start-glue-point="4" draw:end-shape="id12" draw:end-glue-point="2" svg:d="M17559 3597l-1-697" svg:viewBox="0 0 2 698">
            <text:p/>
          </draw:connector>
          <draw:connector draw:style-name="gr6" draw:text-style-name="P7" draw:layer="layout" draw:type="line" svg:x1="19.922cm" svg:y1="3.634cm" svg:x2="19.922cm" svg:y2="2.9cm" draw:start-shape="id13" draw:start-glue-point="4" draw:end-shape="id14" draw:end-glue-point="2" svg:d="M19922 3634v-734" svg:viewBox="0 0 1 735">
            <text:p/>
          </draw:connector>
          <draw:custom-shape draw:style-name="gr7" draw:text-style-name="P8" draw:layer="layout" svg:width="7.301cm" svg:height="3.4cm" svg:x="13.90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xml:id="id14" draw:id="id14" draw:layer="layout" svg:width="2.201cm" svg:height="1.733cm" svg:x="18.822cm" svg:y="1.167cm">
            <text:p text:style-name="P4"><text:span text:style-name="T3">??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xml:id="id11" draw:id="id11" draw:layer="layout" svg:width="1.921cm" svg:height="0.735cm" svg:x="16.598cm" svg:y="3.597cm">
            <text:p text:style-name="P1"><text:span text:style-name="T4">Classification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5" xml:id="id12" draw:id="id12" draw:layer="layout" svg:width="2.201cm" svg:height="1.733cm" svg:x="16.458cm" svg:y="1.167cm">
            <text:p text:style-name="P4"><text:span text:style-name="T3">???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4" draw:text-style-name="P2" xml:id="id16" draw:id="id16" draw:layer="layout" svg:width="3.199cm" svg:height="1.235cm" svg:x="15.959cm" svg:y="6.677cm">
          <text:p text:style-name="P1"><text:span text:style-name="T2">FlowStorage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17.558cm" svg:y1="4.4cm" svg:x2="17.558cm" svg:y2="6.677cm" draw:start-shape="id15" draw:start-glue-point="2" draw:end-shape="id16" draw:end-glue-point="0" svg:d="M17558 4400v2277" svg:viewBox="0 0 1 2278">
          <text:p/>
        </draw:connector>
        <draw:custom-shape draw:style-name="gr15" draw:text-style-name="P9" xml:id="id17" draw:id="id17" draw:layer="layout" svg:width="1.8cm" svg:height="0.7cm" svg:x="10.2cm" svg:y="6.944cm">
          <text:p text:style-name="P1"><text:span text:style-name="T2">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18" draw:id="id18" draw:layer="layout" svg:width="2.082cm" svg:height="0.9cm" svg:x="10.059cm" svg:y="5.31cm">
          <text:p text:style-name="P1"><text:span text:style-name="T5">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xml:id="id20" draw:id="id20" draw:layer="layout" svg:width="4.2cm" svg:height="2.113cm" svg:x="9cm" svg:y="1.01cm">
          <text:p text:style-name="P1"><text:span text:style-name="T5">Cold Water, Hot Water,</text:span></text:p>
          <text:p text:style-name="P1"><text:span text:style-name="T5">Sanitary, Sewerage,</text:span></text:p>
          <text:p text:style-name="P1"><text:span text:style-name="T5">Hydronic, Fire Protection,</text:span></text:p>
          <text:p text:style-name="P1"><text:span text:style-name="T5">Other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1.1cm" svg:y1="6.944cm" svg:x2="11.1cm" svg:y2="6.21cm" draw:start-shape="id17" draw:start-glue-point="4" draw:end-shape="id18" draw:end-glue-point="2" svg:d="M11100 6944v-734" svg:viewBox="0 0 1 735">
          <text:p/>
        </draw:connector>
        <draw:connector draw:style-name="gr2" draw:text-style-name="P3" draw:layer="layout" draw:type="line" svg:x1="11.1cm" svg:y1="5.31cm" svg:x2="11.1cm" svg:y2="4.5cm" draw:start-shape="id18" draw:start-glue-point="0" draw:end-shape="id19" draw:end-glue-point="8" svg:d="M11100 5310v-810" svg:viewBox="0 0 1 811">
          <text:p/>
        </draw:connector>
        <draw:connector draw:style-name="gr2" draw:text-style-name="P3" draw:layer="layout" draw:type="line" svg:x1="11.1cm" svg:y1="3.81cm" svg:x2="11.1cm" svg:y2="3.123cm" draw:start-shape="id19" draw:start-glue-point="4" draw:end-shape="id20" draw:end-glue-point="2" svg:d="M11100 3810v-687" svg:viewBox="0 0 1 688">
          <text:p/>
        </draw:connector>
        <draw:custom-shape draw:style-name="gr18" draw:text-style-name="P9" xml:id="id19" draw:id="id19" draw:layer="layout" svg:width="2cm" svg:height="0.69cm" svg:x="10.1cm" svg:y="3.81cm">
          <text:p text:style-name="P1"><text:span text:style-name="T2">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svg:x1="7.124cm" svg:y1="7.294cm" svg:x2="10.2cm" svg:y2="7.294cm" draw:start-shape="id2" draw:start-glue-point="1" draw:end-shape="id17" draw:end-glue-point="6" svg:d="M7124 7294h3076" svg:viewBox="0 0 3077 1">
          <text:p/>
        </draw:connector>
        <draw:custom-shape draw:style-name="gr19" draw:text-style-name="P11" xml:id="id21" draw:id="id21" draw:layer="layout" svg:width="3.284cm" svg:height="2.057cm" svg:x="9.458cm" svg:y="10.643cm">
          <text:p text:style-name="P10"><text:span text:style-name="T4">Check Mechanical</text:span></text:p>
          <text:p text:style-name="P10"><text:span text:style-name="T4">Property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2" xml:id="id22" draw:id="id22" draw:layer="layout" svg:width="6.9cm" svg:height="1.235cm" svg:x="1.7cm" svg:y="11.054cm">
          <text:p text:style-name="P1"><text:span text:style-name="T2">Stainless Steel Tapered Round Nuts = True</text:span></text:p>
          <text:p text:style-name="P1"><text:span text:style-name="T2">Stainless Steel Brackets = 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9.458cm" svg:y1="11.672cm" svg:x2="8.6cm" svg:y2="11.671cm" draw:start-shape="id21" draw:start-glue-point="5" draw:end-shape="id22" draw:end-glue-point="1" svg:d="M9458 11672h-429v-1h-429" svg:viewBox="0 0 859 2">
          <text:p/>
        </draw:connector>
        <draw:connector draw:style-name="gr2" draw:text-style-name="P3" draw:layer="layout" svg:x1="17.558cm" svg:y1="7.912cm" svg:x2="12.742cm" svg:y2="11.672cm" draw:start-shape="id16" draw:start-glue-point="2" draw:end-shape="id21" draw:end-glue-point="7" svg:d="M17558 7912v3760h-4816" svg:viewBox="0 0 4817 3761">
          <text:p/>
        </draw:connector>
        <draw:custom-shape draw:style-name="gr21" draw:text-style-name="P11" xml:id="id23" draw:id="id23" draw:layer="layout" svg:width="3.284cm" svg:height="1.957cm" svg:x="9.458cm" svg:y="8.243cm">
          <text:p text:style-name="P10"><text:span text:style-name="T4">IsCollide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4.698cm" svg:y1="7.912cm" svg:x2="9.458cm" svg:y2="9.222cm" draw:start-shape="id2" draw:start-glue-point="2" draw:end-shape="id23" draw:end-glue-point="5" svg:d="M4698 7912v1310h4760" svg:viewBox="0 0 4761 1311">
          <text:p/>
        </draw:connector>
        <draw:connector draw:style-name="gr2" draw:text-style-name="P3" draw:layer="layout" svg:x1="17.558cm" svg:y1="7.912cm" svg:x2="12.742cm" svg:y2="9.222cm" draw:start-shape="id16" draw:start-glue-point="2" draw:end-shape="id23" draw:end-glue-point="7" svg:d="M17558 7912v1310h-4816" svg:viewBox="0 0 4817 13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2T16:04:06.689000000</meta:creation-date>
    <dc:date>2019-01-03T10:49:10.493000000</dc:date>
    <meta:editing-duration>PT2M16S</meta:editing-duration>
    <meta:editing-cycles>2</meta:editing-cycles>
    <meta:generator>LibreOffice/6.0.3.2$Windows_X86_64 LibreOffice_project/8f48d515416608e3a835360314dac7e47fd0b821</meta:generator>
    <meta:document-statistic meta:object-count="41"/>
  </office:meta>
</office:document-meta>
</file>